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paragraph-rsid="0017187b" style:font-size-asian="16pt" style:font-size-complex="16pt"/>
    </style:style>
    <style:style style:name="P2" style:family="paragraph" style:parent-style-name="Standard">
      <style:paragraph-properties fo:line-height="60%" fo:text-align="end" style:justify-single-word="false"/>
      <style:text-properties fo:font-size="10pt" officeooo:paragraph-rsid="0017187b" style:font-size-asian="10pt"/>
    </style:style>
    <style:style style:name="P3" style:family="paragraph" style:parent-style-name="Standard">
      <style:paragraph-properties fo:text-align="center" style:justify-single-word="false"/>
      <style:text-properties officeooo:paragraph-rsid="0017187b" style:font-size-complex="14pt"/>
    </style:style>
    <style:style style:name="P4" style:family="paragraph" style:parent-style-name="FR1">
      <style:paragraph-properties fo:margin-top="0cm" fo:margin-bottom="0cm" loext:contextual-spacing="false" style:line-height-at-least="0.176cm" fo:text-align="end" style:justify-single-word="false"/>
      <style:text-properties officeooo:paragraph-rsid="0017187b" style:font-size-complex="14pt"/>
    </style:style>
    <style:style style:name="P5" style:family="paragraph" style:parent-style-name="FR1">
      <style:paragraph-properties fo:margin-top="0cm" fo:margin-bottom="0cm" loext:contextual-spacing="false" style:line-height-at-least="0.176cm"/>
      <style:text-properties officeooo:paragraph-rsid="0017187b" style:font-size-complex="14pt"/>
    </style:style>
    <style:style style:name="P6" style:family="paragraph" style:parent-style-name="FR1">
      <style:paragraph-properties fo:margin-top="0cm" fo:margin-bottom="0cm" loext:contextual-spacing="false" style:line-height-at-least="0.176cm" fo:text-align="end" style:justify-single-word="false"/>
      <style:text-properties fo:font-size="12pt" fo:font-weight="normal" officeooo:paragraph-rsid="0017187b" style:font-size-asian="12pt" style:font-weight-asian="normal" style:font-size-complex="12pt"/>
    </style:style>
    <style:style style:name="P7" style:family="paragraph" style:parent-style-name="FR1">
      <style:paragraph-properties fo:margin-top="0cm" fo:margin-bottom="0.423cm" loext:contextual-spacing="false" style:line-height-at-least="0.176cm"/>
      <style:text-properties fo:font-size="16pt" officeooo:paragraph-rsid="0017187b" style:font-size-asian="16pt" style:font-size-complex="16pt"/>
    </style:style>
    <style:style style:name="P8" style:family="paragraph" style:parent-style-name="FR1">
      <style:paragraph-properties fo:margin-top="0cm" fo:margin-bottom="0.423cm" loext:contextual-spacing="false" style:line-height-at-least="0.176cm"/>
      <style:text-properties officeooo:paragraph-rsid="0017187b" style:font-size-complex="14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16pt" officeooo:paragraph-rsid="0017187b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language="ru" fo:country="RU" officeooo:rsid="0057837e" officeooo:paragraph-rsid="005ebb90"/>
    </style:style>
    <style:style style:name="P11" style:family="paragraph" style:parent-style-name="Standard">
      <style:paragraph-properties fo:text-align="start" style:justify-single-word="false"/>
      <style:text-properties fo:language="ru" fo:country="RU" officeooo:rsid="0057837e" officeooo:paragraph-rsid="005ffea3"/>
    </style:style>
    <style:style style:name="P12" style:family="paragraph" style:parent-style-name="Standard">
      <style:paragraph-properties fo:text-align="start" style:justify-single-word="false"/>
      <style:text-properties fo:language="ru" fo:country="RU" officeooo:rsid="0062f702" officeooo:paragraph-rsid="0062f702"/>
    </style:style>
    <style:style style:name="P13" style:family="paragraph" style:parent-style-name="Standard">
      <style:paragraph-properties fo:text-align="start" style:justify-single-word="false"/>
      <style:text-properties fo:language="ru" fo:country="RU" style:text-underline-style="solid" style:text-underline-width="auto" style:text-underline-color="font-color" officeooo:rsid="0057837e" officeooo:paragraph-rsid="005ebb90"/>
    </style:style>
    <style:style style:name="P14" style:family="paragraph" style:parent-style-name="Standard">
      <style:paragraph-properties fo:text-align="start" style:justify-single-word="false"/>
      <style:text-properties officeooo:paragraph-rsid="00a04dd7"/>
    </style:style>
    <style:style style:name="P15" style:family="paragraph" style:parent-style-name="Standard">
      <style:paragraph-properties fo:text-align="center" style:justify-single-word="false"/>
      <style:text-properties officeooo:paragraph-rsid="0017187b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0pt" fo:language="ru" fo:country="RU" officeooo:rsid="0061774c" officeooo:paragraph-rsid="0061774c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fo:language="ru" fo:country="RU" officeooo:rsid="006d1410" officeooo:paragraph-rsid="006d1410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size="10pt" fo:language="ru" fo:country="RU" officeooo:rsid="008ba6a7" officeooo:paragraph-rsid="008ba6a7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fo:language="ru" fo:country="RU" officeooo:rsid="009120e6" officeooo:paragraph-rsid="009120e6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fo:language="ru" fo:country="RU" officeooo:rsid="009120e6" officeooo:paragraph-rsid="00831e24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size="12pt" fo:language="ru" fo:country="RU" officeooo:rsid="0061774c" officeooo:paragraph-rsid="0061774c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fo:language="ru" fo:country="RU" officeooo:rsid="006d1410" officeooo:paragraph-rsid="006d1410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fo:language="ru" fo:country="RU" officeooo:rsid="006d1410" officeooo:paragraph-rsid="00831e24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fo:language="ru" fo:country="RU" officeooo:rsid="006d1410" officeooo:paragraph-rsid="0093554d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fo:language="ru" fo:country="RU" officeooo:rsid="006d1410" officeooo:paragraph-rsid="0096ef7a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fo:language="ru" fo:country="RU" officeooo:rsid="00853bc0" officeooo:paragraph-rsid="00880701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fo:language="ru" fo:country="RU" officeooo:rsid="0088324a" officeooo:paragraph-rsid="0088324a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fo:language="ru" fo:country="RU" officeooo:rsid="008ba6a7" officeooo:paragraph-rsid="008ba6a7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fo:language="ru" fo:country="RU" officeooo:rsid="008ea793" officeooo:paragraph-rsid="008ea793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fo:language="ru" fo:country="RU" officeooo:rsid="00919d0f" officeooo:paragraph-rsid="00919d0f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fo:language="ru" fo:country="RU" officeooo:rsid="009977a5" officeooo:paragraph-rsid="009b8c22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fo:language="ru" fo:country="RU" officeooo:rsid="009ecf9c" officeooo:paragraph-rsid="009ecf9c" style:font-size-asian="10.5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6aad20"/>
    </style:style>
    <style:style style:name="T3" style:family="text">
      <style:text-properties fo:language="en" fo:country="US" officeooo:rsid="006b29d3"/>
    </style:style>
    <style:style style:name="T4" style:family="text">
      <style:text-properties fo:language="en" fo:country="US" officeooo:rsid="0077599c"/>
    </style:style>
    <style:style style:name="T5" style:family="text">
      <style:text-properties fo:language="en" fo:country="US" officeooo:rsid="007a167f"/>
    </style:style>
    <style:style style:name="T6" style:family="text">
      <style:text-properties fo:language="en" fo:country="US" officeooo:rsid="007ae8bb"/>
    </style:style>
    <style:style style:name="T7" style:family="text">
      <style:text-properties fo:language="en" fo:country="US" officeooo:rsid="00831e24"/>
    </style:style>
    <style:style style:name="T8" style:family="text">
      <style:text-properties fo:language="en" fo:country="US" officeooo:rsid="00837f75"/>
    </style:style>
    <style:style style:name="T9" style:family="text">
      <style:text-properties fo:language="en" fo:country="US" officeooo:rsid="009418b8"/>
    </style:style>
    <style:style style:name="T10" style:family="text">
      <style:text-properties fo:language="en" fo:country="US" officeooo:rsid="009468af"/>
    </style:style>
    <style:style style:name="T11" style:family="text">
      <style:text-properties fo:language="en" fo:country="US" officeooo:rsid="00959453"/>
    </style:style>
    <style:style style:name="T12" style:family="text">
      <style:text-properties fo:language="en" fo:country="US" officeooo:rsid="00a25cd2"/>
    </style:style>
    <style:style style:name="T13" style:family="text">
      <style:text-properties fo:language="ru" fo:country="RU" officeooo:rsid="00183d10"/>
    </style:style>
    <style:style style:name="T14" style:family="text">
      <style:text-properties fo:language="ru" fo:country="RU" officeooo:rsid="001d3421"/>
    </style:style>
    <style:style style:name="T15" style:family="text">
      <style:text-properties fo:language="ru" fo:country="RU" officeooo:rsid="00a04dd7"/>
    </style:style>
    <style:style style:name="T16" style:family="text">
      <style:text-properties officeooo:rsid="0069b7ab"/>
    </style:style>
    <style:style style:name="T17" style:family="text">
      <style:text-properties officeooo:rsid="006a63ce"/>
    </style:style>
    <style:style style:name="T18" style:family="text">
      <style:text-properties officeooo:rsid="006aad20"/>
    </style:style>
    <style:style style:name="T19" style:family="text">
      <style:text-properties officeooo:rsid="0077599c"/>
    </style:style>
    <style:style style:name="T20" style:family="text">
      <style:text-properties officeooo:rsid="00781f6a"/>
    </style:style>
    <style:style style:name="T21" style:family="text">
      <style:text-properties officeooo:rsid="007ae8bb"/>
    </style:style>
    <style:style style:name="T22" style:family="text">
      <style:text-properties officeooo:rsid="00831e24"/>
    </style:style>
    <style:style style:name="T23" style:family="text">
      <style:text-properties officeooo:rsid="0086cfb4"/>
    </style:style>
    <style:style style:name="T24" style:family="text">
      <style:text-properties officeooo:rsid="00880701"/>
    </style:style>
    <style:style style:name="T25" style:family="text">
      <style:text-properties officeooo:rsid="009a66b5"/>
    </style:style>
    <style:style style:name="T26" style:family="text">
      <style:text-properties officeooo:rsid="009cbbee"/>
    </style:style>
    <style:style style:name="T27" style:family="text">
      <style:text-properties officeooo:rsid="009d264a"/>
    </style:style>
    <style:style style:name="T28" style:family="text">
      <style:text-properties fo:font-variant="normal" fo:text-transform="none" fo:color="#969896" style:font-name="Consolas" fo:font-size="9pt" fo:letter-spacing="normal" fo:font-style="normal" fo:font-weight="normal"/>
    </style:style>
    <style:style style:name="T29" style:family="text">
      <style:text-properties fo:font-variant="normal" fo:text-transform="none" fo:color="#000000" style:font-name="Consolas" fo:font-size="9pt" fo:letter-spacing="normal" fo:font-style="normal" fo:font-weight="normal"/>
    </style:style>
    <style:style style:name="T30" style:family="text">
      <style:text-properties fo:color="#000000"/>
    </style:style>
    <style:style style:name="T31" style:family="text">
      <style:text-properties officeooo:rsid="00a25cd2"/>
    </style:style>
    <style:style style:name="T32" style:family="text">
      <style:text-properties officeooo:rsid="00a2a3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Санкт-Петербургский государственный политехнический университет</text:p>
      <text:p text:style-name="P1">Институт информационных технологий и управления</text:p>
      <text:p text:style-name="P1">Кафедра компьютерных систем и программных технологий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ОТЧЕТ </text:p>
      <text:p text:style-name="P7">По лабораторной работе </text:p>
      <text:p text:style-name="P7">«<text:span text:style-name="T32">Разработка приложения с</text:span> <text:span text:style-name="T32">использованием </text:span><text:span text:style-name="T12">ORM</text:span><text:span text:style-name="T13">»</text:span></text:p>
      <text:p text:style-name="P8">по дисциплине "Базы данных"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Выполнил: студент гр. 43501/3-2 Михайлов Д.М.</text:p>
      <text:p text:style-name="P6"/>
      <text:p text:style-name="P6">Проверил: <text:s/>Мяснов А.В.<text:tab/> </text:p>
      <text:p text:style-name="P6"><text:s text:c="2"/><text:tab/><text:tab/> <text:s text:c="9"/></text:p>
      <text:p text:style-name="P6">________________________</text:p>
      <text:p text:style-name="P2">/подпись преподавателя, дата/</text:p>
      <text:p text:style-name="P6"/>
      <text:p text:style-name="P6"/>
      <text:p text:style-name="P6"/>
      <text:p text:style-name="P3">Санкт-Петербург</text:p>
      <text:p text:style-name="P3">2015</text:p>
      <text:p text:style-name="P13"><text:soft-page-break/>Цели работы </text:p>
      <text:p text:style-name="P10">Ознакомление с концепцией объектно-реляционного отображения. </text:p>
      <text:p text:style-name="P13">Программа работы </text:p>
      <text:p text:style-name="P10">1. Ознакомиться с технологией Hibernate</text:p>
      <text:p text:style-name="P10">2. Создать новое приложение. Реализовать объектно-реляционное отображение. </text:p>
      <text:p text:style-name="P10">3. Реализуйте всю функциональность приложения посредством ORM</text:p>
      <text:p text:style-name="P10">4. Протестировать приложение в многопользовательском режиме</text:p>
      <text:p text:style-name="P10">5. Проанализировать достоинства и недостатки изученной технологии</text:p>
      <text:p text:style-name="P13">Ход работы </text:p>
      <text:p text:style-name="P11">Hibernate — библиотека для языка программирования Java, предназначенная для решения задач объектно-реляционного отображения (ORM). </text:p>
      <text:p text:style-name="P11">Для создания приложения необходимо сначала создать файл конфигурации hibernate.cfg.xml, который содержит информацию о подключении к базе данных, сопоставлениях ресурсов и других свойствах подключения. </text:p>
      <text:p text:style-name="P11"/>
      <text:p text:style-name="P12">При создании приложения с драйвером <text:span text:style-name="T1">firebird </text:span>возникала ошибка (<text:span text:style-name="T1">Hidernate </text:span>не находит таблицы <text:span text:style-name="T1">SQL error code = -204</text:span>), это одна из причин использования в приложении <text:span text:style-name="T1">MySQL.</text:span></text:p>
      <text:p text:style-name="P14"><text:span text:style-name="T15">Хранимые процедуры переконвертированы с помощью приложения на сервере </text:span><text:span text:style-name="T29">Ispirer SQLWays Express 7.0</text:span><text:span text:style-name="T30"> </text:span></text:p>
      <text:p text:style-name="P11"/>
      <text:p text:style-name="P11">Hibernate.cfg.xml: </text:p>
      <text:p text:style-name="P11"/>
      <text:p text:style-name="P16">&lt;?xml version='1.0' encoding='utf-8'?&gt;</text:p>
      <text:p text:style-name="P16">&lt;!DOCTYPE hibernate-configuration PUBLIC</text:p>
      <text:p text:style-name="P16"><text:s text:c="4"/>"-//Hibernate/Hibernate Configuration DTD//EN"</text:p>
      <text:p text:style-name="P16"><text:s text:c="4"/>"http://hibernate.sourceforge.net/hibernate-configuration-3.0.dtd"&gt;</text:p>
      <text:p text:style-name="P16"/>
      <text:p text:style-name="P16">&lt;hibernate-configuration&gt;</text:p>
      <text:p text:style-name="P16"/>
      <text:p text:style-name="P16"><text:s text:c="4"/>&lt;session-factory&gt;</text:p>
      <text:p text:style-name="P16"/>
      <text:p text:style-name="P16"><text:s text:c="6"/>&lt;!-- Database connection settings --&gt;</text:p>
      <text:p text:style-name="P16"><text:s text:c="8"/>&lt;!--&lt;property name="connection.driver_class"&gt;org.firebirdsql.jdbc.FBDriver&lt;/property&gt;--&gt;</text:p>
      <text:p text:style-name="P16"><text:s text:c="8"/>&lt;property name="connection.driver_class"&gt;com.mysql.jdbc.Driver&lt;/property&gt;</text:p>
      <text:p text:style-name="P16"><text:s text:c="8"/>&lt;property name="connection.url"&gt;jdbc:mysql://127.0.0.1:3306/bank_term&lt;/property&gt;</text:p>
      <text:p text:style-name="P16"><text:s text:c="8"/>&lt;property name="connection.username"&gt;root&lt;/property&gt;</text:p>
      <text:p text:style-name="P16"><text:s text:c="8"/>&lt;property name="connection.password"&gt;root&lt;/property&gt;</text:p>
      <text:p text:style-name="P16"/>
      <text:p text:style-name="P16"><text:s text:c="6"/>&lt;!-- SQL dialect --&gt;</text:p>
      <text:p text:style-name="P16"><text:s text:c="8"/>&lt;!--&lt;property name="dialect"&gt;org.hibernate.dialect.FirebirdDialect&lt;/property&gt;--&gt;</text:p>
      <text:p text:style-name="P16"><text:s text:c="8"/>&lt;property name="dialect"&gt;org.hibernate.dialect.MySQLInnoDBDialect&lt;/property&gt;</text:p>
      <text:p text:style-name="P16"/>
      <text:p text:style-name="P16"><text:s text:c="6"/>&lt;!-- JDBC connection pool (use the built-in) --&gt;</text:p>
      <text:p text:style-name="P16"><text:s text:c="8"/>&lt;property name="connection.pool_size"&gt;1&lt;/property&gt;</text:p>
      <text:p text:style-name="P16"/>
      <text:p text:style-name="P16"><text:s text:c="6"/>&lt;!-- Enable Hibernate's automatic session context management --&gt;</text:p>
      <text:p text:style-name="P16"><text:s text:c="8"/>&lt;property name="current_session_context_class"&gt;thread&lt;/property&gt;</text:p>
      <text:p text:style-name="P16"/>
      <text:p text:style-name="P16"><text:s text:c="6"/>&lt;!-- Disable the second-level cache --&gt;</text:p>
      <text:p text:style-name="P16"><text:s text:c="8"/>&lt;property name="cache.provider_class"&gt;org.hibernate.cache.NoCacheProvider&lt;/property&gt;</text:p>
      <text:p text:style-name="P16"/>
      <text:p text:style-name="P16"><text:s text:c="6"/>&lt;!-- Echo all executed SQL to stdout --&gt;</text:p>
      <text:p text:style-name="P16"><text:s text:c="8"/>&lt;property name="show_sql"&gt;true&lt;/property&gt;</text:p>
      <text:p text:style-name="P16"><text:s text:c="8"/></text:p>
      <text:p text:style-name="P16"><text:s text:c="8"/>&lt;property name="hibernate.query.factory_class"&gt;org.hibernate.hql.internal.classic.ClassicQueryTranslatorFactory&lt;/property&gt;</text:p>
      <text:p text:style-name="P16"><text:soft-page-break/><text:s text:c="8"/></text:p>
      <text:p text:style-name="P16"><text:s text:c="8"/>&lt;property name="hibernate.hbm2ddl.auto"&gt;update&lt;/property&gt;</text:p>
      <text:p text:style-name="P16"><text:s text:c="8"/></text:p>
      <text:p text:style-name="P16"><text:s text:c="8"/>&lt;!--&lt;property name="hibernate.connection.encoding"&gt;WIN1251&lt;/property&gt;--&gt;</text:p>
      <text:p text:style-name="P16"><text:s text:c="9"/></text:p>
      <text:p text:style-name="P16"><text:s text:c="6"/>&lt;!-- Mapping files --&gt;</text:p>
      <text:p text:style-name="P16"><text:s text:c="6"/>&lt;mapping class="bank.entity.Card"/&gt;</text:p>
      <text:p text:style-name="P16"><text:s text:c="6"/>&lt;mapping class="bank.entity.Clients"/&gt;</text:p>
      <text:p text:style-name="P16"><text:s text:c="6"/>&lt;mapping class="bank.entity.Bill"/&gt;</text:p>
      <text:p text:style-name="P16"><text:s text:c="6"/>&lt;mapping class="bank.entity.Operations"/&gt;</text:p>
      <text:p text:style-name="P16"><text:s text:c="6"/></text:p>
      <text:p text:style-name="P16"><text:s text:c="6"/>&lt;mapping class="bank.entity.OperationType"/&gt;</text:p>
      <text:p text:style-name="P16"><text:s text:c="6"/></text:p>
      <text:p text:style-name="P16"><text:s text:c="6"/>&lt;mapping class="bank.entity.Credits"/&gt;</text:p>
      <text:p text:style-name="P16"><text:s text:c="6"/>&lt;mapping class="bank.entity.Currencies"/&gt;</text:p>
      <text:p text:style-name="P16"><text:s text:c="6"/>&lt;!--&lt;mapping resource="bank/entity/Card.hbm.xml"/&gt;--&gt;</text:p>
      <text:p text:style-name="P16"><text:s text:c="6"/></text:p>
      <text:p text:style-name="P16"><text:s text:c="4"/>&lt;/session-factory&gt;</text:p>
      <text:p text:style-name="P16"/>
      <text:p text:style-name="P16">&lt;/hibernate-configuration&gt;</text:p>
      <text:p text:style-name="P16"/>
      <text:p text:style-name="P21">Затем необходимо создать вспомогательный класс HibernateUtil.java для обработки запуска и обращения к SessionFactory для получения сессии. Класс обеспечивает вызов метода configure() библиотеки Hibernate, загрузку файла настройки hibernate.cfg.xml и последующую сборку SessionFactory для получения объекта Session.</text:p>
      <text:p text:style-name="P21"/>
      <text:p text:style-name="P21">Для каждой <text:span text:style-name="T16">используемой</text:span> таблицы базы необходимо <text:span text:style-name="T17">создать</text:span> класс, причем все классы сущностей должны соответствовать Java naming conventions, т.е. иметь методы get, set и конструктор по умолчанию. <text:span text:style-name="T18">Вместо классов можно использовать </text:span><text:span text:style-name="T2">xml </text:span><text:span text:style-name="T18">файлы с полями таблиц.</text:span></text:p>
      <text:p text:style-name="P21"/>
      <text:p text:style-name="P21">Пример описания класса сущности (<text:span text:style-name="T3">Operations</text:span>.java): </text:p>
      <text:p text:style-name="P22"/>
      <text:p text:style-name="P17">package bank.entity;</text:p>
      <text:p text:style-name="P17"/>
      <text:p text:style-name="P17">import java.io.Serializable;</text:p>
      <text:p text:style-name="P17">import java.sql.Timestamp;</text:p>
      <text:p text:style-name="P17">import javax.persistence.Column;</text:p>
      <text:p text:style-name="P17">import javax.persistence.Entity;</text:p>
      <text:p text:style-name="P17">import javax.persistence.GeneratedValue;</text:p>
      <text:p text:style-name="P17">import javax.persistence.GenerationType;</text:p>
      <text:p text:style-name="P17">import javax.persistence.Id;</text:p>
      <text:p text:style-name="P17">import javax.persistence.JoinColumn;</text:p>
      <text:p text:style-name="P17">import javax.persistence.JoinTable;</text:p>
      <text:p text:style-name="P17">import javax.persistence.ManyToOne;</text:p>
      <text:p text:style-name="P17">import javax.persistence.Table;</text:p>
      <text:p text:style-name="P17"/>
      <text:p text:style-name="P17">/**</text:p>
      <text:p text:style-name="P17"><text:s/>*</text:p>
      <text:p text:style-name="P17"><text:s/>* @author Danya</text:p>
      <text:p text:style-name="P17"><text:s/>*/</text:p>
      <text:p text:style-name="P17">@Entity</text:p>
      <text:p text:style-name="P17">@Table(name = "Operations")</text:p>
      <text:p text:style-name="P17">public class Operations implements Serializable{</text:p>
      <text:p text:style-name="P17"><text:s text:c="4"/>public Operations(){}</text:p>
      <text:p text:style-name="P17"><text:s text:c="4"/>@Id</text:p>
      <text:p text:style-name="P17"><text:s text:c="4"/>@GeneratedValue(strategy = GenerationType.AUTO)</text:p>
      <text:p text:style-name="P17"><text:s text:c="4"/>/*@GeneratedValue(strategy = GenerationType.AUTO, generator="increment")</text:p>
      <text:p text:style-name="P17"><text:soft-page-break/><text:s text:c="4"/>@GenericGenerator(name="increment", strategy = "increment")*/</text:p>
      <text:p text:style-name="P17"><text:s text:c="4"/>@Column(name = "for_id"/*, nullable = true, insertable = false, columnDefinition = "int default 100"*/)</text:p>
      <text:p text:style-name="P17"><text:s text:c="4"/>private Long for_id;</text:p>
      <text:p text:style-name="P17"><text:s text:c="4"/></text:p>
      <text:p text:style-name="P17"><text:s text:c="4"/>@Column(name = "op_type")</text:p>
      <text:p text:style-name="P17"><text:s text:c="4"/>private int op_type;</text:p>
      <text:p text:style-name="P17"><text:s text:c="12"/></text:p>
      <text:p text:style-name="P17"><text:s text:c="4"/>@Column(name = "id_local_side")</text:p>
      <text:p text:style-name="P17"><text:s text:c="4"/>private int id_local_side;</text:p>
      <text:p text:style-name="P17"><text:s text:c="12"/></text:p>
      <text:p text:style-name="P17"><text:s text:c="4"/>@Column(name = "amount")</text:p>
      <text:p text:style-name="P17"><text:s text:c="4"/>private float amount;</text:p>
      <text:p text:style-name="P17"><text:s text:c="9"/></text:p>
      <text:p text:style-name="P17"><text:s text:c="4"/>@Column(name = "date")</text:p>
      <text:p text:style-name="P17"><text:s text:c="4"/>private Timestamp date;</text:p>
      <text:p text:style-name="P17"><text:s text:c="4"/></text:p>
      <text:p text:style-name="P17"><text:s text:c="4"/>@ManyToOne</text:p>
      <text:p text:style-name="P17"><text:s text:c="4"/>@JoinColumn(name = "FK_Opert_to_Currency", referencedColumnName="cur_id")</text:p>
      <text:p text:style-name="P17"><text:s text:c="4"/>private Currencies currencies;</text:p>
      <text:p text:style-name="P17"><text:s text:c="4"/>public Currencies getCurrencies(){</text:p>
      <text:p text:style-name="P17"><text:s text:c="12"/>return currencies;</text:p>
      <text:p text:style-name="P17"><text:s text:c="8"/>}</text:p>
      <text:p text:style-name="P17"><text:s text:c="4"/>public void setCurrencies(Currencies currencies){</text:p>
      <text:p text:style-name="P17"><text:s text:c="12"/>this.currencies=currencies;</text:p>
      <text:p text:style-name="P17"><text:s text:c="8"/>}</text:p>
      <text:p text:style-name="P17"><text:s text:c="4"/></text:p>
      <text:p text:style-name="P17"><text:s text:c="4"/>//////////////</text:p>
      <text:p text:style-name="P17"><text:s text:c="4"/>@ManyToOne</text:p>
      <text:p text:style-name="P17"><text:s text:c="4"/>@JoinColumn(name = "FK_Opert_to_Bill", referencedColumnName="id")</text:p>
      <text:p text:style-name="P17"><text:s text:c="4"/>private Bill bill;</text:p>
      <text:p text:style-name="P17"><text:s text:c="4"/>public Bill getBill(){</text:p>
      <text:p text:style-name="P17"><text:s text:c="12"/>return bill;</text:p>
      <text:p text:style-name="P17"><text:s text:c="8"/>}</text:p>
      <text:p text:style-name="P17"><text:s text:c="4"/>public void setBill(Bill bill){</text:p>
      <text:p text:style-name="P17"><text:s text:c="12"/>this.bill = bill;</text:p>
      <text:p text:style-name="P17"><text:s text:c="8"/>}</text:p>
      <text:p text:style-name="P17"><text:s text:c="4"/></text:p>
      <text:p text:style-name="P17"><text:s text:c="4"/>public Long getFor_id() {</text:p>
      <text:p text:style-name="P17"><text:s text:c="8"/>return for_id;</text:p>
      <text:p text:style-name="P17"><text:s text:c="4"/>}</text:p>
      <text:p text:style-name="P17"/>
      <text:p text:style-name="P17"><text:s text:c="4"/>public void setFor_id(Long for_id) {</text:p>
      <text:p text:style-name="P17"><text:s text:c="8"/>this.for_id = for_id;</text:p>
      <text:p text:style-name="P17"><text:s text:c="4"/>}</text:p>
      <text:p text:style-name="P17"/>
      <text:p text:style-name="P17"><text:s text:c="4"/>public int getOp_type() {</text:p>
      <text:p text:style-name="P17"><text:s text:c="8"/>return op_type;</text:p>
      <text:p text:style-name="P17"><text:s text:c="4"/>}</text:p>
      <text:p text:style-name="P17"/>
      <text:p text:style-name="P17"><text:s text:c="4"/>public void setOp_type(int op_type) {</text:p>
      <text:p text:style-name="P17"><text:s text:c="8"/>this.op_type = op_type;</text:p>
      <text:p text:style-name="P17"><text:s text:c="4"/>}</text:p>
      <text:p text:style-name="P17"/>
      <text:p text:style-name="P17"><text:s text:c="4"/>public int getId_local_side() {</text:p>
      <text:p text:style-name="P17"><text:s text:c="8"/>return id_local_side;</text:p>
      <text:p text:style-name="P17"><text:s text:c="4"/>}</text:p>
      <text:p text:style-name="P17"/>
      <text:p text:style-name="P17"><text:s text:c="4"/>public void setId_local_side(int id_local_side) {</text:p>
      <text:p text:style-name="P17"><text:s text:c="8"/>this.id_local_side = id_local_side;</text:p>
      <text:p text:style-name="P17"><text:s text:c="4"/>}</text:p>
      <text:p text:style-name="P17"><text:soft-page-break/></text:p>
      <text:p text:style-name="P17"><text:s text:c="4"/>public float getAmount() {</text:p>
      <text:p text:style-name="P17"><text:s text:c="8"/>return amount;</text:p>
      <text:p text:style-name="P17"><text:s text:c="4"/>}</text:p>
      <text:p text:style-name="P17"/>
      <text:p text:style-name="P17"><text:s text:c="4"/>public void setAmount(float amount) {</text:p>
      <text:p text:style-name="P17"><text:s text:c="8"/>this.amount = amount;</text:p>
      <text:p text:style-name="P17"><text:s text:c="4"/>}</text:p>
      <text:p text:style-name="P17"/>
      <text:p text:style-name="P17"><text:s text:c="4"/>public Timestamp getDate() {</text:p>
      <text:p text:style-name="P17"><text:s text:c="8"/>return date;</text:p>
      <text:p text:style-name="P17"><text:s text:c="4"/>}</text:p>
      <text:p text:style-name="P17"/>
      <text:p text:style-name="P17"><text:s text:c="4"/>public void setDate(Timestamp date) {</text:p>
      <text:p text:style-name="P17"><text:s text:c="8"/>this.date = date;</text:p>
      <text:p text:style-name="P17"><text:s text:c="4"/>}</text:p>
      <text:p text:style-name="P17">}</text:p>
      <text:p text:style-name="P22"/>
      <text:p text:style-name="P29">Класс задает поля таблицы, в т.ч. объекты с декораторами, обозначающими типы отношений таблиц. При создании отношений можно задать новый внешний ключ, описать промежуточную таблицу и т.д.</text:p>
      <text:p text:style-name="P22"/>
      <text:p text:style-name="P22">Для каждого класса необходимо <text:span text:style-name="T19">задать</text:span> маппинг <text:span text:style-name="T19">в вышеописанном </text:span><text:span text:style-name="T4">xml-</text:span><text:span text:style-name="T19">файле или</text:span> в виде <text:span text:style-name="T19">отдельном</text:span> xml-файл<text:span text:style-name="T19">е</text:span>, который будет отвечать за взаимодействие объекта с Hibernate и с базой данных. </text:p>
      <text:p text:style-name="P22"/>
      <text:p text:style-name="P26">Существует понятие <text:span text:style-name="T1">Data Access Objects – </text:span><text:span text:style-name="T23">классы</text:span> доступа к таблицам бд, которые реализуют получение и сохранение <text:span text:style-name="T24">объектов, являющихся полями в текущем классе, что как бы отображает отношения таблиц. </text:span></text:p>
      <text:p text:style-name="P27">Пример класса <text:span text:style-name="T1">OperationsDAO</text:span></text:p>
      <text:p text:style-name="P28"/>
      <text:p text:style-name="P18">package bank.DAO;</text:p>
      <text:p text:style-name="P18"/>
      <text:p text:style-name="P18">import bank.entity.Card;</text:p>
      <text:p text:style-name="P18">import bank.entity.Clients;</text:p>
      <text:p text:style-name="P18">import bank.entity.Operations;</text:p>
      <text:p text:style-name="P18">import bank.utils.HibernateUtil;</text:p>
      <text:p text:style-name="P18">import java.util.List;</text:p>
      <text:p text:style-name="P18">import java.util.Set;</text:p>
      <text:p text:style-name="P18">import org.hibernate.Criteria;</text:p>
      <text:p text:style-name="P18">import org.hibernate.Session;</text:p>
      <text:p text:style-name="P18">import org.hibernate.criterion.Order;</text:p>
      <text:p text:style-name="P18">import org.hibernate.criterion.Projections;</text:p>
      <text:p text:style-name="P18">import org.hibernate.criterion.Restrictions;</text:p>
      <text:p text:style-name="P18"/>
      <text:p text:style-name="P18">/**</text:p>
      <text:p text:style-name="P18"><text:s/>*</text:p>
      <text:p text:style-name="P18"><text:s/>* @author Danya</text:p>
      <text:p text:style-name="P18"><text:s/>*/</text:p>
      <text:p text:style-name="P18">public class OperationsDAO {</text:p>
      <text:p text:style-name="P18"><text:s text:c="4"/></text:p>
      <text:p text:style-name="P18"><text:s text:c="4"/>public List&lt;Operations&gt; listOperations(int bill_id){</text:p>
      <text:p text:style-name="P18"><text:s text:c="8"/>Session session = HibernateUtil.getSessionFactory().openSession();</text:p>
      <text:p text:style-name="P18"><text:s text:c="8"/>try {</text:p>
      <text:p text:style-name="P18"><text:s text:c="12"/>return (List&lt;Operations&gt;) session.createCriteria(Operations.class)</text:p>
      <text:p text:style-name="P18"><text:s text:c="20"/>.add(Restrictions.eq("id_local_side", bill_id))</text:p>
      <text:p text:style-name="P18"><text:s text:c="20"/>.addOrder(Order.desc("for_id"))</text:p>
      <text:p text:style-name="P18"><text:soft-page-break/><text:s text:c="20"/>.list();</text:p>
      <text:p text:style-name="P18"><text:s text:c="8"/>} finally {</text:p>
      <text:p text:style-name="P18"><text:s text:c="12"/>session.close();</text:p>
      <text:p text:style-name="P18"><text:s text:c="8"/>}</text:p>
      <text:p text:style-name="P18"><text:s text:c="4"/>}</text:p>
      <text:p text:style-name="P18"><text:s text:c="4"/>public List&lt;Operations&gt; listOperations() {</text:p>
      <text:p text:style-name="P18"><text:s text:c="8"/>Session session = HibernateUtil.getSessionFactory().getCurrentSession();</text:p>
      <text:p text:style-name="P18"><text:s text:c="8"/>session.beginTransaction();</text:p>
      <text:p text:style-name="P18"><text:s text:c="8"/>List&lt;Operations&gt; result = session.createQuery("from Operations order by for_id").list();</text:p>
      <text:p text:style-name="P18"><text:s text:c="8"/>session.getTransaction().commit();</text:p>
      <text:p text:style-name="P18"><text:s text:c="8"/>return result;</text:p>
      <text:p text:style-name="P18"><text:s text:c="4"/>}</text:p>
      <text:p text:style-name="P18"><text:s text:c="4"/>/////////////////////////////////////</text:p>
      <text:p text:style-name="P18"><text:s text:c="4"/>public List&lt;Operations&gt; listFirstOperations(int n) {</text:p>
      <text:p text:style-name="P18"><text:s text:c="8"/>Session session = HibernateUtil.getSessionFactory().openSession();</text:p>
      <text:p text:style-name="P18"><text:s text:c="8"/>session.beginTransaction();</text:p>
      <text:p text:style-name="P18"><text:s text:c="8"/>List&lt;Operations&gt; result = session.createCriteria(Operations.class)</text:p>
      <text:p text:style-name="P18"><text:s text:c="20"/>.addOrder(Order.asc("for_id"))</text:p>
      <text:p text:style-name="P18"><text:s text:c="20"/>.setMaxResults(n)</text:p>
      <text:p text:style-name="P18"><text:s text:c="20"/>.list();</text:p>
      <text:p text:style-name="P18"><text:s text:c="8"/>session.getTransaction().commit();</text:p>
      <text:p text:style-name="P18"><text:s text:c="8"/>session.close();</text:p>
      <text:p text:style-name="P18"><text:s text:c="8"/>return result;</text:p>
      <text:p text:style-name="P18"><text:s text:c="4"/>}</text:p>
      <text:p text:style-name="P18"><text:s text:c="4"/></text:p>
      <text:p text:style-name="P18"><text:s text:c="4"/>public Long countOperations(){</text:p>
      <text:p text:style-name="P18"><text:s text:c="8"/>Session session = HibernateUtil.getSessionFactory().openSession();</text:p>
      <text:p text:style-name="P18"><text:s text:c="8"/>session.beginTransaction();</text:p>
      <text:p text:style-name="P18"><text:s text:c="8"/>///////////int result = session.createSQLQuery("select count(*) from Operations").executeUpdate();</text:p>
      <text:p text:style-name="P18"><text:s text:c="8"/>Criteria criteria = session.createCriteria(Operations.class);</text:p>
      <text:p text:style-name="P18"><text:tab/>criteria.setProjection(Projections.rowCount());</text:p>
      <text:p text:style-name="P18"><text:tab/>Long result = (Long) criteria.list().get(0);</text:p>
      <text:p text:style-name="P18"><text:s text:c="8"/>session.getTransaction().commit();</text:p>
      <text:p text:style-name="P18"><text:s text:c="8"/>session.close();</text:p>
      <text:p text:style-name="P18"><text:s text:c="8"/>return result;</text:p>
      <text:p text:style-name="P18"><text:s text:c="4"/>}</text:p>
      <text:p text:style-name="P18"><text:s text:c="4"/>public void displayResultOperations(List resultList) {</text:p>
      <text:p text:style-name="P18"><text:s text:c="8"/>for(Object o : resultList) {</text:p>
      <text:p text:style-name="P18"><text:s text:c="12"/>Operations operations = (Operations)o;</text:p>
      <text:p text:style-name="P18"><text:s text:c="12"/>System.out.println("for_id: "+operations.getFor_id()+" op_type: "+operations.getOp_type()+</text:p>
      <text:p text:style-name="P18"><text:s text:c="20"/>" id_local_side: "+operations.getId_local_side()+" amount: "+operations.getAmount()+</text:p>
      <text:p text:style-name="P18"><text:s text:c="20"/>" date: "+operations.getDate());</text:p>
      <text:p text:style-name="P18"><text:s text:c="8"/>}</text:p>
      <text:p text:style-name="P18"><text:s text:c="4"/>}</text:p>
      <text:p text:style-name="P18">}</text:p>
      <text:p text:style-name="P17"/>
      <text:p text:style-name="P23">В данной работе было реализовано приложение, которое предоставляет доступ к <text:span text:style-name="T20">отдельным</text:span> таблицам <text:span text:style-name="T20">БД и реализует базовые ввод-вывод данных (запись полученных данных из приложения и из базы данных) в таблицах </text:span><text:span text:style-name="T5">client, card,bill, </text:span><text:span text:style-name="T21">реализует различные типы запросов </text:span><text:span text:style-name="T6">(SQL </text:span><text:span text:style-name="T21">и библиотечные), затем реализует запрос списка записей (</text:span><text:span text:style-name="T7">operations)</text:span><text:span text:style-name="T21"> до выполнения хранимой процедуры над </text:span><text:span text:style-name="T7">bill </text:span><text:span text:style-name="T22">( LOCALMONEYTRANSFER(</text:span><text:span text:style-name="T7">bill_from,bill_to)</text:span><text:span text:style-name="T8">)</text:span><text:span text:style-name="T7"> </text:span><text:span text:style-name="T22">и после. В результате выводится новая операция с системным временем ее выполнения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30">Часть кода, отвечающая за отображения списка операция до выполнения хранимой процедуры и после.</text:p>
      <text:p text:style-name="P23"/>
      <text:p text:style-name="P19">// Проверка связи Bill (one) - Operations (many)</text:p>
      <text:p text:style-name="P19"><text:s text:c="12"/></text:p>
      <text:p text:style-name="P19"><text:s text:c="12"/>System.out.println(":::::::::First several of Bill: ");</text:p>
      <text:p text:style-name="P19"><text:s text:c="12"/></text:p>
      <text:p text:style-name="P19"><text:s text:c="12"/>session = HibernateUtil.getSessionFactory().openSession();</text:p>
      <text:p text:style-name="P19"><text:s text:c="12"/>session.beginTransaction();</text:p>
      <text:p text:style-name="P19"><text:s text:c="12"/></text:p>
      <text:p text:style-name="P19"><text:s text:c="12"/>List&lt;Operations&gt; l_oper = new ArrayList();</text:p>
      <text:p text:style-name="P19"><text:s text:c="12"/>List&lt;Operations&gt; out_operations = new ArrayList();</text:p>
      <text:p text:style-name="P19"><text:s text:c="12"/></text:p>
      <text:p text:style-name="P19"><text:s text:c="12"/>List&lt;Bill&gt; first_bill = billDAO.listFirstBill(5);</text:p>
      <text:p text:style-name="P19"><text:s text:c="12"/>Bill check_bill = first_bill.get(3);</text:p>
      <text:p text:style-name="P19"><text:s text:c="12"/></text:p>
      <text:p text:style-name="P19"><text:s text:c="12"/>//Set&lt;Operations&gt; result_oper = check_bill.getOperations();</text:p>
      <text:p text:style-name="P19"><text:s text:c="12"/></text:p>
      <text:p text:style-name="P19"><text:s text:c="12"/>// Проверка отношения One-To-Many до вызова процедуры</text:p>
      <text:p text:style-name="P19"><text:s text:c="12"/>// Получаем все операции для счета</text:p>
      <text:p text:style-name="P19"><text:s text:c="12"/>l_oper = operationsDAO.listOperations(check_bill.getId());</text:p>
      <text:p text:style-name="P19"><text:s text:c="12"/>check_bill.setOperations(l_oper);</text:p>
      <text:p text:style-name="P19"><text:s text:c="12"/></text:p>
      <text:p text:style-name="P19"><text:s text:c="12"/>Operations oper = new Operations();</text:p>
      <text:p text:style-name="P19"><text:s text:c="12"/>Calendar calendar = Calendar.getInstance();</text:p>
      <text:p text:style-name="P19"><text:s text:c="12"/>calendar.set(2010, 4 - 1, 24, 0, 0, 0);</text:p>
      <text:p text:style-name="P19"><text:s text:c="12"/>Timestamp timestamp = new Timestamp(calendar.getTimeInMillis());</text:p>
      <text:p text:style-name="P19"><text:s text:c="12"/></text:p>
      <text:p text:style-name="P19"><text:s text:c="12"/>session.getTransaction().commit();</text:p>
      <text:p text:style-name="P19"><text:s text:c="12"/>session.close();</text:p>
      <text:p text:style-name="P19"><text:s text:c="12"/></text:p>
      <text:p text:style-name="P19"><text:s text:c="12"/>operationsDAO.displayResultOperations(l_oper);</text:p>
      <text:p text:style-name="P19"><text:s text:c="12"/></text:p>
      <text:p text:style-name="P19"><text:s text:c="12"/>// Процедура перевода на другой счет</text:p>
      <text:p text:style-name="P19"><text:s text:c="12"/>session = HibernateUtil.getSessionFactory().getCurrentSession();</text:p>
      <text:p text:style-name="P19"><text:s text:c="12"/>session.beginTransaction();</text:p>
      <text:p text:style-name="P19"><text:s text:c="12"/>session.createSQLQuery("CALL LOCALMONEYTRANSFER("+"'info'"+","+10+","+check_bill.getId()+","+(check_bill.getId()+1)+")").executeUpdate();</text:p>
      <text:p text:style-name="P19"><text:s text:c="12"/>session.getTransaction().commit();</text:p>
      <text:p text:style-name="P19"><text:s text:c="12"/></text:p>
      <text:p text:style-name="P19"><text:s text:c="12"/>// Получение операций по счету</text:p>
      <text:p text:style-name="P19"><text:s text:c="12"/>System.out.println(":::::::::Selecting operations by bill");</text:p>
      <text:p text:style-name="P19"><text:s text:c="12"/></text:p>
      <text:p text:style-name="P19"><text:s text:c="12"/>session = HibernateUtil.getSessionFactory().getCurrentSession();</text:p>
      <text:p text:style-name="P19"><text:s text:c="12"/>session.beginTransaction();</text:p>
      <text:p text:style-name="P19"><text:s text:c="12"/>first_bill = billDAO.listFirstBill(5);</text:p>
      <text:p text:style-name="P19"><text:s text:c="12"/>check_bill = first_bill.get(3);</text:p>
      <text:p text:style-name="P19"><text:s text:c="12"/></text:p>
      <text:p text:style-name="P19"><text:s text:c="12"/>l_oper = operationsDAO.listOperations(check_bill.getId());</text:p>
      <text:p text:style-name="P19"><text:s text:c="12"/>check_bill.setOperations(l_oper);</text:p>
      <text:p text:style-name="P19"><text:s text:c="12"/></text:p>
      <text:p text:style-name="P19"><text:s text:c="12"/>operationsDAO.displayResultOperations(l_oper);</text:p>
      <text:p text:style-name="P19"><text:s text:c="12"/></text:p>
      <text:p text:style-name="P19"><text:s text:c="12"/>session.getTransaction().commit();</text:p>
      <text:p text:style-name="P20"><text:s text:c="12"/></text:p>
      <text:p text:style-name="P23"/>
      <text:p text:style-name="P23"/>
      <text:p text:style-name="P23"/>
      <text:p text:style-name="P23"><text:soft-page-break/></text:p>
      <text:p text:style-name="P23"/>
      <text:p text:style-name="P24">В Hibernate есть 3 способа выборки данных из базы: </text:p>
      <text:p text:style-name="P24">1. Запросы с использованием SQL SQL — это универсальный язык, применяемый для создания, модификации и управления данными в реляционных базах данных. В createSQLQuery задается сам SQL запрос, а с помощью addEntity указывается, какая сущность ожидается в результате. Пример: session.createSQLQuery("select * from <text:span text:style-name="T9">clients</text:span> where id = 5;").addEntity(<text:span text:style-name="T9">Clients</text:span>.class);</text:p>
      <text:p text:style-name="P24">2. Запросы с использованием HQL HQL (The Hibernate Query Language ) — язык запросов Hibernate. Он во многом похож на SQL, с той разницей, что является полностью объектно- ориентированным. Пример: session.createQuery("from <text:span text:style-name="T10">Clients</text:span>");</text:p>
      <text:p text:style-name="P24">3. Запросы с использованием Criteria Пример: session.createCriteria(<text:span text:style-name="T11">Clients</text:span>.class);</text:p>
      <text:p text:style-name="P23"/>
      <text:p text:style-name="P23"/>
      <text:p text:style-name="P25">Выводы </text:p>
      <text:p text:style-name="P25">Hibernate — библиотека языка Java, предназначенная для решения задач объектно-реляционного отображения (ORM). Hibernate значительно уменьшает время разработки приложений, работающих с базами данных и улучшает портируемость приложения благодаря возможности <text:span text:style-name="T26">использовать библиотечные функции и</text:span> не использовать SQL, который для каждой базы данных имеет свой диалект. <text:span text:style-name="T27">Также есть средства для поиска по уже полученному в приложении из БД хэшу и т.д.</text:span></text:p>
      <text:p text:style-name="P31">Кроме того, <text:span text:style-name="T1">Hibernate </text:span>обеспечивает несколько уровней (прослоек) получения/записи данных, являя принцип конечного автомата для безопасного к них доступа. </text:p>
      <text:p text:style-name="P31"><text:span text:style-name="T1">Hibernate </text:span>также<text:span text:style-name="T1"> </text:span>позволяет <text:span text:style-name="T25">создавать ключи и обозначать промежуточные (соединяющие) таблицы для доступа сразу к объектам при выборке из таблиц.</text:span></text:p>
      <text:p text:style-name="P32">Помимо навыков работы с <text:span text:style-name="T1">Hibernate, </text:span>я получил навыки работы с СУБД <text:span text:style-name="T1">mysql </text:span>и некоторые знания отличий процедур <text:span text:style-name="T1">mysql </text:span>от <text:span text:style-name="T1">firebird.</text:span>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1" style:family="paragraph">
      <style:paragraph-properties fo:margin-top="1.764cm" fo:margin-bottom="0cm" loext:contextual-spacing="false" fo:line-height="125%" fo:text-align="center" style:justify-single-word="false" fo:orphans="0" fo:widows="0" fo:hyphenation-ladder-count="no-limit"/>
      <style:text-properties style:use-window-font-color="true" style:font-name="Times New Roman" fo:font-family="'Times New Roman'" style:font-family-generic="roman" style:font-pitch="variable" fo:font-size="14pt" fo:language="ru" fo:country="RU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0H2M45S</meta:editing-duration>
    <meta:editing-cycles>141</meta:editing-cycles>
    <meta:generator>LibreOffice/4.3.5.2$Windows_x86 LibreOffice_project/3a87456aaa6a95c63eea1c1b3201acedf0751bd5</meta:generator>
    <dc:date>2015-06-03T03:52:37.128000000</dc:date>
    <meta:document-statistic meta:table-count="0" meta:image-count="0" meta:object-count="0" meta:page-count="8" meta:paragraph-count="301" meta:word-count="1214" meta:character-count="14115" meta:non-whitespace-character-count="11423"/>
    <meta:user-defined meta:name="Info 1"/>
    <meta:user-defined meta:name="Info 2"/>
    <meta:user-defined meta:name="Info 3"/>
    <meta:user-defined meta:name="Info 4"/>
  </office:meta>
</office:document-meta>
</file>